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X-ray</text:p>
      <text:p text:style-name="Standard">An X-ray (also known in many languages as Röntgen radiation) is a form of high-energy electromagnetic radiation with a wavelength shorter than those of ultraviolet rays and longer than those of gamma rays. Roughly, X-rays have a wavelength ranging from 10 nanometers to 10 picometers, corresponding to frequencies in the range of 30 petahertz to 30 exahertz (3×1016 Hz to 3×1019 Hz) and photon energies in the range of 100 eV to 100 keV, respectively.<text:line-break/>X-rays were discovered in 1895 by the German scientist Wilhelm Conrad Röntgen, who named it X-radiation to signify an unknown type of radiation.<text:line-break/>X-rays can penetrate many solid substances such as construction materials and living tissue, so X-ray radiography is widely used in medical diagnostics <text:s/>(e.g., checking for broken bones) and materials science (e.g., identification of some chemical elements and detecting weak points in construction materials). <text:s/>However X-rays are ionizing radiation and exposure can be hazardous to health, causing DNA damage, cancer and, at higher intensities, burns and radiation sickness. <text:s/>Their generation and use is strictly controlled by public health authoriti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177" meta:character-count="1156" meta:non-whitespace-character-count="978"/>
    <meta:user-defined meta:name="AppVersion">14.0000</meta:user-defined>
    <meta:template xlink:type="simple" xlink:actuate="onRequest" xlink:title="Normal.dotm" xlink:href=""/>
  </office:meta>
</office:document-meta>
</file>